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Noto Sans CJK SC Regular" svg:font-family="'Noto Sans CJK SC Regular'"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1"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2pt" fo:language="en" fo:country="GB" style:font-size-asian="12pt" style:font-size-complex="12pt"/>
    </style:style>
    <style:style style:name="P2" style:family="paragraph" style:parent-style-name="Standard">
      <style:paragraph-properties fo:text-align="start" style:justify-single-word="false"/>
      <style:text-properties fo:font-size="12pt" fo:language="en" fo:country="GB" officeooo:rsid="0016fe76" officeooo:paragraph-rsid="0016fe76" style:font-size-asian="12pt" style:font-size-complex="12pt"/>
    </style:style>
    <style:style style:name="P3" style:family="paragraph" style:parent-style-name="Standard">
      <style:paragraph-properties fo:text-align="start" style:justify-single-word="false"/>
      <style:text-properties fo:font-size="12pt" fo:language="en" fo:country="GB" officeooo:rsid="00173c23" officeooo:paragraph-rsid="00173c23" style:font-size-asian="12pt" style:font-size-complex="12pt"/>
    </style:style>
    <style:style style:name="P4" style:family="paragraph" style:parent-style-name="Standard">
      <style:paragraph-properties fo:text-align="start" style:justify-single-word="false"/>
      <style:text-properties fo:font-size="12pt" fo:language="en" fo:country="GB" fo:font-weight="bold" officeooo:rsid="00173c23" officeooo:paragraph-rsid="00173c23" style:font-size-asian="12pt" style:font-weight-asian="bold" style:font-size-complex="12pt" style:font-weight-complex="bold"/>
    </style:style>
    <style:style style:name="P5" style:family="paragraph" style:parent-style-name="Standard">
      <style:paragraph-properties fo:text-align="start" style:justify-single-word="false"/>
      <style:text-properties fo:font-size="12pt" fo:language="en" fo:country="GB" fo:font-weight="bold" officeooo:rsid="001ab5da" officeooo:paragraph-rsid="001ab5da" style:font-size-asian="12pt" style:font-weight-asian="bold" style:font-size-complex="12pt" style:font-weight-complex="bold"/>
    </style:style>
    <style:style style:name="P6" style:family="paragraph" style:parent-style-name="Standard">
      <style:paragraph-properties fo:text-align="start" style:justify-single-word="false"/>
      <style:text-properties fo:font-size="12pt" fo:language="en" fo:country="GB" fo:font-weight="bold" officeooo:rsid="001c2eef" officeooo:paragraph-rsid="001c2eef" style:font-size-asian="12pt" style:font-weight-asian="bold" style:font-size-complex="12pt" style:font-weight-complex="bold"/>
    </style:style>
    <style:style style:name="P7" style:family="paragraph" style:parent-style-name="Standard">
      <style:paragraph-properties fo:text-align="start" style:justify-single-word="false"/>
      <style:text-properties fo:font-size="12pt" fo:language="en" fo:country="GB" fo:font-weight="bold" officeooo:rsid="001ca4f9" officeooo:paragraph-rsid="001ca4f9" style:font-size-asian="12pt" style:font-weight-asian="bold" style:font-size-complex="12pt" style:font-weight-complex="bold"/>
    </style:style>
    <style:style style:name="P8" style:family="paragraph" style:parent-style-name="Standard">
      <style:paragraph-properties fo:text-align="start" style:justify-single-word="false"/>
      <style:text-properties fo:font-size="12pt" fo:language="en" fo:country="GB" fo:font-weight="bold" officeooo:rsid="001dec30" officeooo:paragraph-rsid="001dec30" style:font-size-asian="12pt" style:font-weight-asian="bold" style:font-size-complex="12pt" style:font-weight-complex="bold"/>
    </style:style>
    <style:style style:name="P9" style:family="paragraph" style:parent-style-name="Standard">
      <style:paragraph-properties fo:text-align="start" style:justify-single-word="false"/>
      <style:text-properties fo:font-size="12pt" fo:language="en" fo:country="GB" fo:font-weight="normal" officeooo:rsid="00173c23" officeooo:paragraph-rsid="00173c23"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font-size="12pt" fo:language="en" fo:country="GB" fo:font-weight="normal" officeooo:rsid="00193546" officeooo:paragraph-rsid="001ab5da"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size="12pt" fo:language="en" fo:country="GB" fo:font-weight="normal" officeooo:rsid="001ab5da" officeooo:paragraph-rsid="001ab5da"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font-size="12pt" fo:language="en" fo:country="GB" fo:font-weight="normal" officeooo:rsid="001c2eef" officeooo:paragraph-rsid="001c2eef"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font-size="12pt" fo:language="en" fo:country="GB" fo:font-weight="normal" officeooo:rsid="001d9721" officeooo:paragraph-rsid="001dec30"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font-size="12pt" fo:language="en" fo:country="GB" fo:font-weight="normal" officeooo:rsid="001dec30" officeooo:paragraph-rsid="001dec30" style:font-size-asian="12pt" style:font-weight-asian="normal" style:font-size-complex="12pt" style:font-weight-complex="normal"/>
    </style:style>
    <style:style style:name="P15" style:family="paragraph" style:parent-style-name="Standard">
      <style:text-properties fo:language="en" fo:country="GB" officeooo:rsid="0015429c" officeooo:paragraph-rsid="0015429c"/>
    </style:style>
    <style:style style:name="P16" style:family="paragraph" style:parent-style-name="Default_7e_LT_7e_Titel">
      <style:paragraph-properties fo:text-align="start" style:justify-single-word="false"/>
      <style:text-properties fo:font-size="12pt" fo:language="en" fo:country="GB" style:font-size-asian="12pt" style:font-size-complex="12pt"/>
    </style:style>
    <style:style style:name="T1" style:family="text">
      <style:text-properties fo:font-weight="bold" style:font-weight-asian="bold" style:font-weight-complex="bold"/>
    </style:style>
    <style:style style:name="T2" style:family="text">
      <style:text-properties fo:font-weight="bold" officeooo:rsid="001ab5da" style:font-weight-asian="bold" style:font-weight-complex="bold"/>
    </style:style>
    <style:style style:name="T3" style:family="text">
      <style:text-properties officeooo:rsid="00173c23"/>
    </style:style>
    <style:style style:name="T4" style:family="text">
      <style:text-properties officeooo:rsid="00186f3e"/>
    </style:style>
    <style:style style:name="T5" style:family="text">
      <style:text-properties officeooo:rsid="001ab5da"/>
    </style:style>
    <style:style style:name="T6" style:family="text">
      <style:text-properties officeooo:rsid="001ca4f9"/>
    </style:style>
    <style:style style:name="T7" style:family="text">
      <style:text-properties officeooo:rsid="001dec30"/>
    </style:style>
    <style:style style:name="T8" style:family="text">
      <style:text-properties officeooo:rsid="001f9c8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PRESENTATION – WCGALP 2018</text:p>
      <text:p text:style-name="P15"/>
      <text:p text:style-name="P16">Testing different genomic selection scenarios in a small cattle population by simulation</text:p>
      <text:p text:style-name="P1"/>
      <text:p text:style-name="P4">Slide<text:span text:style-name="T5">2</text:span></text:p>
      <text:p text:style-name="P2">The presentation will consist of three parts – first I will present how we’ve developed the stochatic simulator, second – which were the tested scenarios a<text:span text:style-name="T3">nd how did they differ in the resulting genetic gain; and third – how did the scenarios differ in terms of their selection efficiency.</text:span></text:p>
      <text:p text:style-name="P3"><text:span text:style-name="T1">Slide</text:span><text:span text:style-name="T2">3</text:span></text:p>
      <text:p text:style-name="P9">First we have developed a simulator of a cattle population under selection. The aim was to <text:span text:style-name="T4">get as close to the reality as possible, therefore the we simulated overlapping generations. Furthermore, the simulator allowed for the user to set all the selection parameters, such as the number of animals selected in each path, the criterion for parent selection, number of offspring per parent, years in use and so on. This allowed us to simulate a specific and realistic cattle population, which in our case reflected the Slovenian Brown Swiss population. </text:span></text:p>
      <text:p text:style-name="P10">The simulator was build as Python <text:span text:style-name="T5">wrapper around the AlphaSim software for the stochastic simulation of the genome and pedigree and blupf90 for the estimation of breeding values. </text:span></text:p>
      <text:p text:style-name="P10"><text:span text:style-name="T2">Slide 4</text:span></text:p>
      <text:p text:style-name="P10"><text:span text:style-name="T5">First we simulated an initial population of 40 generation. Genomic data included 10 chromosomes from which 10,000 SNPs were chosen as QTNs for a polygenic trait with heritability of .25. Then we simulated 20 generation for each of the tested scenarios. Each generation represented one selection cycle and included three steps: the estimation of breeding values, selection of the parent and mating to generation a new generation of individuals.</text:span></text:p>
      <text:p text:style-name="P5">Slide 5</text:p>
      <text:p text:style-name="P11">The tested scenarios included a conventional and four genomic scenarios that differed in the male selection path only. The conventional scenario used progeny tested bulls as sires of sires and sires of dams. In genomic scenario A the genomic information was used for a pre-selection of male calves for progeny testing instead of parent average. The scenario B used genomically tested bulls as sires of dams and sceenario C used them as sires of sires. The genomic scenario D was a completely genomic scenario that used exclusively genomically tested sires, that is as sires of sires and sires of dams.</text:p>
      <text:p text:style-name="P5">Slide 6</text:p>
      <text:p text:style-name="P12">First, let’s look at the resulting generation interval. We see that the generation intervals correspond to the design of the scenarios – that is: the generation interval is reduced in the path that used genomic information. </text:p>
      <text:p text:style-name="P6">Slide 7</text:p>
      <text:p text:style-name="P12">Next we compared the genetic gains of the tested scenarios. <text:span text:style-name="T6">We observe that the conventional scenario results in the lowest genetic gain. By using the genomic information for pre-selection of males for progeny testing – that is scenario A – we can substantially increase the genetic gain. By using the genomic information directly, as sires of dams and sires of sires, we additionaly increase the genetic gain.</text:span></text:p>
      <text:p text:style-name="P7">Slide 8</text:p>
      <text:p text:style-name="P14">We also altered the design of the breeding programme in order to achieve a lower effective population size and faster turn-over of the animals. <text:span text:style-name="T8">On the left, where</text:span></text:p>
      <text:p text:style-name="P7">Slide 9</text:p>
      <text:p text:style-name="P13">Lastly, we compued the selection efficiencies of the tested scenarios. <text:span text:style-name="T7">It measures how efficient a selection scenario is in converting the genetic variability into genetic gain. Is was therefore computed as the regression of the average true genetic values onto the loss in genic standard deviation. On the plot we can see, that in the current design the conventional design was the least efficient one. This means that, although the loss in genetic variability was not the largest, the relatively small genetic gain did not make up for it. We can also see that the most comprehensive </text:span><text:soft-page-break/><text:span text:style-name="T7">genomic scenarios were not the most efficient ones, although they had the largest genetic gain. The most efficient were genomic scenario A, that used genomic information for preselection of males for progeny testing and B in which genomically tested sires were used as sires of dams.</text:span></text:p>
      <text:p text:style-name="P13"/>
      <text:p text:style-name="P8">Slide 10</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Noto Sans CJK SC Regular" svg:font-family="'Noto Sans CJK SC Regular'"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1"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l" fo:country="SI" style:letter-kerning="true" style:font-name-asian="Noto Sans CJK SC Regular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sl" fo:country="SI" style:letter-kerning="true" style:font-name-asian="Noto Sans CJK SC Regular1"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1"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8pt" fo:font-style="normal" fo:text-shadow="none" style:text-underline-style="none" fo:font-weight="normal"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8pt" fo:font-style="normal" fo:text-shadow="none" style:text-underline-style="none" fo:font-weight="normal" style:font-size-asian="2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8pt" fo:font-style="normal" fo:text-shadow="none" style:text-underline-style="none" fo:font-weight="normal" style:font-size-asian="2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8pt" fo:font-style="normal" fo:text-shadow="none" style:text-underline-style="none" fo:font-weight="normal" style:font-size-asian="2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8pt" fo:font-style="normal" fo:text-shadow="none" style:text-underline-style="none" fo:font-weight="normal" style:font-size-asian="2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8pt" fo:font-style="normal" fo:text-shadow="none" style:text-underline-style="none" fo:font-weight="normal" style:font-size-asian="2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8pt" fo:font-style="normal" fo:text-shadow="none" style:text-underline-style="none" fo:font-weight="normal" style:font-size-asian="2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fo:line-height="100%" fo:text-align="center" style:justify-single-word="false"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8pt" fo:font-style="normal" fo:text-shadow="none" style:text-underline-style="none" fo:font-weight="normal" style:font-size-asian="2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line-height="100%" fo:text-align="center" style:justify-single-word="false"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8pt" fo:font-style="normal" fo:text-shadow="none" style:text-underline-style="none" fo:font-weight="normal" style:font-size-asian="2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8pt" fo:font-style="normal" fo:text-shadow="none" style:text-underline-style="none" fo:font-weight="normal" style:font-size-asian="28pt" style:font-style-asian="normal" style:font-weight-asian="normal" style:text-emphasize="none"/>
    </style:style>
    <style:style style:name="Default_7e_LT_7e_Gliederung_20_1" style:display-name="Default~LT~Gliederung 1" style:family="paragraph" style:default-outline-level="">
      <style:paragraph-properties fo:margin-left="0.3752in" fo:margin-right="0in" fo:margin-top="0.0917in" fo:margin-bottom="0in" loext:contextual-spacing="false" fo:line-height="100%" fo:text-align="start" style:justify-single-word="false" fo:orphans="2" fo:widows="2" fo:text-indent="-0.3752in" style:auto-text-indent="false" style:writing-mode="lr-tb">
        <style:tab-stops>
          <style:tab-stop style:position="0in"/>
          <style:tab-stop style:position="0.1161in"/>
          <style:tab-stop style:position="0.6075in"/>
          <style:tab-stop style:position="1.0984in"/>
          <style:tab-stop style:position="1.5902in"/>
          <style:tab-stop style:position="2.0811in"/>
          <style:tab-stop style:position="2.5728in"/>
          <style:tab-stop style:position="3.0638in"/>
          <style:tab-stop style:position="3.5555in"/>
          <style:tab-stop style:position="4.0465in"/>
          <style:tab-stop style:position="4.5382in"/>
          <style:tab-stop style:position="5.0291in"/>
          <style:tab-stop style:position="5.5201in"/>
          <style:tab-stop style:position="6.0118in"/>
          <style:tab-stop style:position="6.5035in"/>
          <style:tab-stop style:position="6.9945in"/>
          <style:tab-stop style:position="7.4862in"/>
          <style:tab-stop style:position="7.9772in"/>
          <style:tab-stop style:position="8.4689in"/>
          <style:tab-stop style:position="8.9598in"/>
          <style:tab-stop style:position="9.4516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7pt" fo:font-style="normal" fo:text-shadow="none" style:text-underline-style="none" fo:font-weight="normal" style:font-name-asian="DejaVu Sans" style:font-family-asian="'DejaVu Sans'" style:font-family-generic-asian="system" style:font-pitch-asian="variable" style:font-size-asian="27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799in" fo:margin-bottom="0in" loext:contextual-spacing="false" fo:line-height="100%" fo:text-align="start" style:justify-single-word="false" fo:text-indent="-0.3126in" style:auto-text-indent="false" style:writing-mode="lr-tb">
        <style:tab-stops>
          <style:tab-stop style:position="0in"/>
          <style:tab-stop style:position="0.1701in"/>
          <style:tab-stop style:position="0.661in"/>
          <style:tab-stop style:position="1.1528in"/>
          <style:tab-stop style:position="1.6437in"/>
          <style:tab-stop style:position="2.1346in"/>
          <style:tab-stop style:position="2.6264in"/>
          <style:tab-stop style:position="3.1181in"/>
          <style:tab-stop style:position="3.6091in"/>
          <style:tab-stop style:position="4.1008in"/>
          <style:tab-stop style:position="4.5917in"/>
          <style:tab-stop style:position="5.0835in"/>
          <style:tab-stop style:position="5.5744in"/>
          <style:tab-stop style:position="6.0661in"/>
          <style:tab-stop style:position="6.5571in"/>
          <style:tab-stop style:position="7.0484in"/>
          <style:tab-stop style:position="7.5398in"/>
          <style:tab-stop style:position="8.0311in"/>
          <style:tab-stop style:position="8.522in"/>
          <style:tab-stop style:position="9.0138in"/>
          <style:tab-stop style:position="9.5047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3pt" fo:font-style="normal" fo:text-shadow="none" style:text-underline-style="none" fo:font-weight="normal" style:font-size-asian="23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693in" fo:margin-bottom="0in" loext:contextual-spacing="false" fo:line-height="100%" fo:text-align="start" style:justify-single-word="false" fo:text-indent="-0.25in" style:auto-text-indent="false" style:writing-mode="lr-tb">
        <style:tab-stops>
          <style:tab-stop style:position="0in"/>
          <style:tab-stop style:position="0.2236in"/>
          <style:tab-stop style:position="0.7154in"/>
          <style:tab-stop style:position="1.2063in"/>
          <style:tab-stop style:position="1.698in"/>
          <style:tab-stop style:position="2.189in"/>
          <style:tab-stop style:position="2.6807in"/>
          <style:tab-stop style:position="3.1717in"/>
          <style:tab-stop style:position="3.6634in"/>
          <style:tab-stop style:position="4.1543in"/>
          <style:tab-stop style:position="4.6457in"/>
          <style:tab-stop style:position="5.1366in"/>
          <style:tab-stop style:position="5.6283in"/>
          <style:tab-stop style:position="6.1193in"/>
          <style:tab-stop style:position="6.611in"/>
          <style:tab-stop style:position="7.102in"/>
          <style:tab-stop style:position="7.5937in"/>
          <style:tab-stop style:position="8.0846in"/>
          <style:tab-stop style:position="8.5764in"/>
          <style:tab-stop style:position="9.0673in"/>
          <style:tab-stop style:position="9.5583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571in" fo:margin-bottom="0in" loext:contextual-spacing="false" fo:line-height="100%" fo:text-align="start" style:justify-single-word="false" fo:text-indent="-0.25in" style:auto-text-indent="false" style:writing-mode="lr-tb">
        <style:tab-stops>
          <style:tab-stop style:position="0in"/>
          <style:tab-stop style:position="0.2154in"/>
          <style:tab-stop style:position="0.7063in"/>
          <style:tab-stop style:position="1.198in"/>
          <style:tab-stop style:position="1.689in"/>
          <style:tab-stop style:position="2.1807in"/>
          <style:tab-stop style:position="2.6717in"/>
          <style:tab-stop style:position="3.1634in"/>
          <style:tab-stop style:position="3.6543in"/>
          <style:tab-stop style:position="4.1457in"/>
          <style:tab-stop style:position="4.6366in"/>
          <style:tab-stop style:position="5.1283in"/>
          <style:tab-stop style:position="5.6193in"/>
          <style:tab-stop style:position="6.111in"/>
          <style:tab-stop style:position="6.602in"/>
          <style:tab-stop style:position="7.0937in"/>
          <style:tab-stop style:position="7.5846in"/>
          <style:tab-stop style:position="8.0764in"/>
          <style:tab-stop style:position="8.5673in"/>
          <style:tab-stop style:position="9.0583in"/>
          <style:tab-stop style:position="9.55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7pt" fo:font-style="normal" fo:text-shadow="none" style:text-underline-style="none" fo:font-weight="normal" style:font-size-asian="17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571in" fo:margin-bottom="0in" loext:contextual-spacing="false" fo:line-height="100%" fo:text-align="start" style:justify-single-word="false" fo:text-indent="-0.25in" style:auto-text-indent="false" style:writing-mode="lr-tb">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7pt" fo:font-style="normal" fo:text-shadow="none" style:text-underline-style="none" fo:font-weight="normal" style:font-size-asian="17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571in" fo:margin-bottom="0in" loext:contextual-spacing="false" fo:line-height="100%" fo:text-align="start" style:justify-single-word="false" fo:text-indent="-0.25in" style:auto-text-indent="false" style:writing-mode="lr-tb">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7pt" fo:font-style="normal" fo:text-shadow="none" style:text-underline-style="none" fo:font-weight="normal" style:font-size-asian="17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571in" fo:margin-bottom="0in" loext:contextual-spacing="false" fo:line-height="100%" fo:text-align="start" style:justify-single-word="false" fo:text-indent="-0.25in" style:auto-text-indent="false" style:writing-mode="lr-tb">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7pt" fo:font-style="normal" fo:text-shadow="none" style:text-underline-style="none" fo:font-weight="normal" style:font-size-asian="17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571in" fo:margin-bottom="0in" loext:contextual-spacing="false" fo:line-height="100%" fo:text-align="start" style:justify-single-word="false" fo:text-indent="-0.25in" style:auto-text-indent="false" style:writing-mode="lr-tb">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7pt" fo:font-style="normal" fo:text-shadow="none" style:text-underline-style="none" fo:font-weight="normal" style:font-size-asian="17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571in" fo:margin-bottom="0in" loext:contextual-spacing="false" fo:line-height="100%" fo:text-align="start" style:justify-single-word="false" fo:text-indent="-0.25in" style:auto-text-indent="false" style:writing-mode="lr-tb">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7pt" fo:font-style="normal" fo:text-shadow="none" style:text-underline-style="none" fo:font-weight="normal" style:font-size-asian="17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100%" fo:text-align="center" style:justify-single-word="false" fo:orphans="2" fo:widows="2"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36pt" fo:font-style="normal" fo:text-shadow="none" style:text-underline-style="none" fo:font-weight="normal" style:font-name-asian="DejaVu Sans" style:font-family-asian="'DejaVu Sans'" style:font-family-generic-asian="system" style:font-pitch-asian="variable" style:font-size-asian="36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111in" fo:margin-bottom="0in" loext:contextual-spacing="false" fo:line-height="100%" fo:text-align="center" style:justify-single-word="false" fo:orphans="2" fo:widows="2" fo:text-indent="-0.3752in" style:auto-text-indent="false" style:writing-mode="lr-tb">
        <style:tab-stops>
          <style:tab-stop style:position="0in"/>
          <style:tab-stop style:position="0.1161in"/>
          <style:tab-stop style:position="0.6075in"/>
          <style:tab-stop style:position="1.0984in"/>
          <style:tab-stop style:position="1.5902in"/>
          <style:tab-stop style:position="2.0811in"/>
          <style:tab-stop style:position="2.5728in"/>
          <style:tab-stop style:position="3.0638in"/>
          <style:tab-stop style:position="3.5555in"/>
          <style:tab-stop style:position="4.0465in"/>
          <style:tab-stop style:position="4.5382in"/>
          <style:tab-stop style:position="5.0291in"/>
          <style:tab-stop style:position="5.5201in"/>
          <style:tab-stop style:position="6.0118in"/>
          <style:tab-stop style:position="6.5035in"/>
          <style:tab-stop style:position="6.9945in"/>
          <style:tab-stop style:position="7.4862in"/>
          <style:tab-stop style:position="7.9772in"/>
          <style:tab-stop style:position="8.4689in"/>
          <style:tab-stop style:position="8.9598in"/>
          <style:tab-stop style:position="9.4516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fo:line-height="100%" fo:text-align="start" style:justify-single-word="false" fo:orphans="2" fo:widows="2"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line-through-style="none" style:text-line-through-type="none" style:font-name="Noto Sans CJK SC Regular" fo:font-family="'Noto Sans CJK SC Regular'" style:font-family-generic="roman" style:font-pitch="variable" fo:font-size="28pt" fo:font-style="normal" fo:text-shadow="none" style:text-underline-style="none" fo:font-weight="normal"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Background_20_objects" style:display-name="Background objects"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line-through-style="none" style:text-line-through-type="none" style:font-name="Noto Sans CJK SC Regular" fo:font-family="'Noto Sans CJK SC Regular'" style:font-family-generic="roman" style:font-pitch="variable" fo:font-size="28pt" fo:font-style="normal" fo:text-shadow="none" style:text-underline-style="none" fo:font-weight="normal"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in" fo:margin-right="0in" fo:margin-top="0.0626in" fo:margin-bottom="0in" loext:contextual-spacing="false" fo:line-height="100%" fo:text-align="start" style:justify-single-word="false" fo:orphans="2" fo:widows="2"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3752in" fo:margin-right="0in" fo:margin-top="0.0917in" fo:margin-bottom="0in" loext:contextual-spacing="false" fo:line-height="100%" fo:text-align="start" style:justify-single-word="false" fo:orphans="2" fo:widows="2" fo:text-indent="-0.3752in" style:auto-text-indent="false" style:writing-mode="lr-tb">
        <style:tab-stops>
          <style:tab-stop style:position="0in"/>
          <style:tab-stop style:position="0.1161in"/>
          <style:tab-stop style:position="0.6075in"/>
          <style:tab-stop style:position="1.0984in"/>
          <style:tab-stop style:position="1.5902in"/>
          <style:tab-stop style:position="2.0811in"/>
          <style:tab-stop style:position="2.5728in"/>
          <style:tab-stop style:position="3.0638in"/>
          <style:tab-stop style:position="3.5555in"/>
          <style:tab-stop style:position="4.0465in"/>
          <style:tab-stop style:position="4.5382in"/>
          <style:tab-stop style:position="5.0291in"/>
          <style:tab-stop style:position="5.5201in"/>
          <style:tab-stop style:position="6.0118in"/>
          <style:tab-stop style:position="6.5035in"/>
          <style:tab-stop style:position="6.9945in"/>
          <style:tab-stop style:position="7.4862in"/>
          <style:tab-stop style:position="7.9772in"/>
          <style:tab-stop style:position="8.4689in"/>
          <style:tab-stop style:position="8.9598in"/>
          <style:tab-stop style:position="9.4516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7pt" fo:font-style="normal" fo:text-shadow="none" style:text-underline-style="none" fo:font-weight="normal" style:font-name-asian="DejaVu Sans" style:font-family-asian="'DejaVu Sans'" style:font-family-generic-asian="system" style:font-pitch-asian="variable" style:font-size-asian="27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8126in" fo:margin-right="0in" fo:margin-top="0.0799in" fo:margin-bottom="0in" loext:contextual-spacing="false" fo:line-height="100%" fo:text-align="start" style:justify-single-word="false" fo:text-indent="-0.3126in" style:auto-text-indent="false" style:writing-mode="lr-tb">
        <style:tab-stops>
          <style:tab-stop style:position="0in"/>
          <style:tab-stop style:position="0.1701in"/>
          <style:tab-stop style:position="0.661in"/>
          <style:tab-stop style:position="1.1528in"/>
          <style:tab-stop style:position="1.6437in"/>
          <style:tab-stop style:position="2.1346in"/>
          <style:tab-stop style:position="2.6264in"/>
          <style:tab-stop style:position="3.1181in"/>
          <style:tab-stop style:position="3.6091in"/>
          <style:tab-stop style:position="4.1008in"/>
          <style:tab-stop style:position="4.5917in"/>
          <style:tab-stop style:position="5.0835in"/>
          <style:tab-stop style:position="5.5744in"/>
          <style:tab-stop style:position="6.0661in"/>
          <style:tab-stop style:position="6.5571in"/>
          <style:tab-stop style:position="7.0484in"/>
          <style:tab-stop style:position="7.5398in"/>
          <style:tab-stop style:position="8.0311in"/>
          <style:tab-stop style:position="8.522in"/>
          <style:tab-stop style:position="9.0138in"/>
          <style:tab-stop style:position="9.5047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3pt" fo:font-style="normal" fo:text-shadow="none" style:text-underline-style="none" fo:font-weight="normal" style:font-size-asian="23pt" style:font-style-asian="normal" style:font-weight-asian="normal" style:text-emphasize="none"/>
    </style:style>
    <style:style style:name="Outline_20_3" style:display-name="Outline 3" style:family="paragraph" style:parent-style-name="Outline_20_2" style:default-outline-level="">
      <style:paragraph-properties fo:margin-left="1.25in" fo:margin-right="0in" fo:margin-top="0.0693in" fo:margin-bottom="0in" loext:contextual-spacing="false" fo:line-height="100%" fo:text-align="start" style:justify-single-word="false" fo:text-indent="-0.25in" style:auto-text-indent="false" style:writing-mode="lr-tb">
        <style:tab-stops>
          <style:tab-stop style:position="0in"/>
          <style:tab-stop style:position="0.2236in"/>
          <style:tab-stop style:position="0.7154in"/>
          <style:tab-stop style:position="1.2063in"/>
          <style:tab-stop style:position="1.698in"/>
          <style:tab-stop style:position="2.189in"/>
          <style:tab-stop style:position="2.6807in"/>
          <style:tab-stop style:position="3.1717in"/>
          <style:tab-stop style:position="3.6634in"/>
          <style:tab-stop style:position="4.1543in"/>
          <style:tab-stop style:position="4.6457in"/>
          <style:tab-stop style:position="5.1366in"/>
          <style:tab-stop style:position="5.6283in"/>
          <style:tab-stop style:position="6.1193in"/>
          <style:tab-stop style:position="6.611in"/>
          <style:tab-stop style:position="7.102in"/>
          <style:tab-stop style:position="7.5937in"/>
          <style:tab-stop style:position="8.0846in"/>
          <style:tab-stop style:position="8.5764in"/>
          <style:tab-stop style:position="9.0673in"/>
          <style:tab-stop style:position="9.5583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left="1.75in" fo:margin-right="0in" fo:margin-top="0.0571in" fo:margin-bottom="0in" loext:contextual-spacing="false" fo:line-height="100%" fo:text-align="start" style:justify-single-word="false" fo:text-indent="-0.25in" style:auto-text-indent="false" style:writing-mode="lr-tb">
        <style:tab-stops>
          <style:tab-stop style:position="0in"/>
          <style:tab-stop style:position="0.2154in"/>
          <style:tab-stop style:position="0.7063in"/>
          <style:tab-stop style:position="1.198in"/>
          <style:tab-stop style:position="1.689in"/>
          <style:tab-stop style:position="2.1807in"/>
          <style:tab-stop style:position="2.6717in"/>
          <style:tab-stop style:position="3.1634in"/>
          <style:tab-stop style:position="3.6543in"/>
          <style:tab-stop style:position="4.1457in"/>
          <style:tab-stop style:position="4.6366in"/>
          <style:tab-stop style:position="5.1283in"/>
          <style:tab-stop style:position="5.6193in"/>
          <style:tab-stop style:position="6.111in"/>
          <style:tab-stop style:position="6.602in"/>
          <style:tab-stop style:position="7.0937in"/>
          <style:tab-stop style:position="7.5846in"/>
          <style:tab-stop style:position="8.0764in"/>
          <style:tab-stop style:position="8.5673in"/>
          <style:tab-stop style:position="9.0583in"/>
          <style:tab-stop style:position="9.55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7pt" fo:font-style="normal" fo:text-shadow="none" style:text-underline-style="none" fo:font-weight="normal" style:font-size-asian="17pt" style:font-style-asian="normal" style:font-weight-asian="normal" style:text-emphasize="none"/>
    </style:style>
    <style:style style:name="Outline_20_5" style:display-name="Outline 5" style:family="paragraph" style:parent-style-name="Outline_20_4" style:default-outline-level="">
      <style:paragraph-properties fo:margin-left="2.25in" fo:margin-right="0in" fo:margin-top="0.0571in" fo:margin-bottom="0in" loext:contextual-spacing="false" fo:line-height="100%" fo:text-align="start" style:justify-single-word="false" fo:text-indent="-0.25in" style:auto-text-indent="false" style:writing-mode="lr-tb">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7pt" fo:font-style="normal" fo:text-shadow="none" style:text-underline-style="none" fo:font-weight="normal" style:font-size-asian="17pt" style:font-style-asian="normal" style:font-weight-asian="normal" style:text-emphasize="none"/>
    </style:style>
    <style:style style:name="Outline_20_6" style:display-name="Outline 6" style:family="paragraph" style:parent-style-name="Outline_20_5" style:default-outline-level="">
      <style:paragraph-properties fo:margin-left="2.25in" fo:margin-right="0in" fo:margin-top="0.0571in" fo:margin-bottom="0in" loext:contextual-spacing="false" fo:line-height="100%" fo:text-align="start" style:justify-single-word="false" fo:text-indent="-0.25in" style:auto-text-indent="false" style:writing-mode="lr-tb">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7pt" fo:font-style="normal" fo:text-shadow="none" style:text-underline-style="none" fo:font-weight="normal" style:font-size-asian="17pt" style:font-style-asian="normal" style:font-weight-asian="normal" style:text-emphasize="none"/>
    </style:style>
    <style:style style:name="Outline_20_7" style:display-name="Outline 7" style:family="paragraph" style:parent-style-name="Outline_20_6" style:default-outline-level="">
      <style:paragraph-properties fo:margin-left="2.25in" fo:margin-right="0in" fo:margin-top="0.0571in" fo:margin-bottom="0in" loext:contextual-spacing="false" fo:line-height="100%" fo:text-align="start" style:justify-single-word="false" fo:text-indent="-0.25in" style:auto-text-indent="false" style:writing-mode="lr-tb">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7pt" fo:font-style="normal" fo:text-shadow="none" style:text-underline-style="none" fo:font-weight="normal" style:font-size-asian="17pt" style:font-style-asian="normal" style:font-weight-asian="normal" style:text-emphasize="none"/>
    </style:style>
    <style:style style:name="Outline_20_8" style:display-name="Outline 8" style:family="paragraph" style:parent-style-name="Outline_20_7" style:default-outline-level="">
      <style:paragraph-properties fo:margin-left="2.25in" fo:margin-right="0in" fo:margin-top="0.0571in" fo:margin-bottom="0in" loext:contextual-spacing="false" fo:line-height="100%" fo:text-align="start" style:justify-single-word="false" fo:text-indent="-0.25in" style:auto-text-indent="false" style:writing-mode="lr-tb">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7pt" fo:font-style="normal" fo:text-shadow="none" style:text-underline-style="none" fo:font-weight="normal" style:font-size-asian="17pt" style:font-style-asian="normal" style:font-weight-asian="normal" style:text-emphasize="none"/>
    </style:style>
    <style:style style:name="Outline_20_9" style:display-name="Outline 9" style:family="paragraph" style:parent-style-name="Outline_20_8" style:default-outline-level="">
      <style:paragraph-properties fo:margin-left="2.25in" fo:margin-right="0in" fo:margin-top="0.0571in" fo:margin-bottom="0in" loext:contextual-spacing="false" fo:line-height="100%" fo:text-align="start" style:justify-single-word="false" fo:text-indent="-0.25in" style:auto-text-indent="false" style:writing-mode="lr-tb">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7pt" fo:font-style="normal" fo:text-shadow="none" style:text-underline-style="none" fo:font-weight="normal" style:font-size-asian="17pt" style:font-style-asian="normal" style:font-weight-asian="normal" style:text-emphasize="none"/>
    </style:style>
    <style:style style:name="Default_20_1_7e_LT_7e_Gliederung_20_1" style:display-name="Default 1~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1_7e_LT_7e_Gliederung_20_2" style:display-name="Default 1~LT~Gliederung 2" style:family="paragraph" style:parent-style-name="Default_20_1_7e_LT_7e_Gliederung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20_1_7e_LT_7e_Gliederung_20_3" style:display-name="Default 1~LT~Gliederung 3" style:family="paragraph" style:parent-style-name="Default_20_1_7e_LT_7e_Gliederung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20_1_7e_LT_7e_Gliederung_20_4" style:display-name="Default 1~LT~Gliederung 4" style:family="paragraph" style:parent-style-name="Default_20_1_7e_LT_7e_Gliederung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20_1_7e_LT_7e_Gliederung_20_5" style:display-name="Default 1~LT~Gliederung 5" style:family="paragraph" style:parent-style-name="Default_20_1_7e_LT_7e_Gliederung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20_1_7e_LT_7e_Gliederung_20_6" style:display-name="Default 1~LT~Gliederung 6" style:family="paragraph" style:parent-style-name="Default_20_1_7e_LT_7e_Gliederung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20_1_7e_LT_7e_Gliederung_20_7" style:display-name="Default 1~LT~Gliederung 7" style:family="paragraph" style:parent-style-name="Default_20_1_7e_LT_7e_Gliederung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20_1_7e_LT_7e_Gliederung_20_8" style:display-name="Default 1~LT~Gliederung 8" style:family="paragraph" style:parent-style-name="Default_20_1_7e_LT_7e_Gliederung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20_1_7e_LT_7e_Gliederung_20_9" style:display-name="Default 1~LT~Gliederung 9" style:family="paragraph" style:parent-style-name="Default_20_1_7e_LT_7e_Gliederung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20_1_7e_LT_7e_Titel" style:display-name="Default 1~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1_7e_LT_7e_Untertitel" style:display-name="Default 1~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1_7e_LT_7e_Notizen" style:display-name="Default 1~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1_7e_LT_7e_Hintergrundobjekte" style:display-name="Default 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20_1_7e_LT_7e_Hintergrund" style:display-name="Default 1~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1T09:25:56.899269455</meta:creation-date>
    <dc:date>2018-02-01T15:20:57.729930241</dc:date>
    <meta:editing-duration>PT3H20M25S</meta:editing-duration>
    <meta:editing-cycles>1</meta:editing-cycles>
    <meta:document-statistic meta:table-count="0" meta:image-count="0" meta:object-count="0" meta:page-count="2" meta:paragraph-count="20" meta:word-count="635" meta:character-count="3904" meta:non-whitespace-character-count="3279"/>
    <meta:generator>LibreOffice/5.1.6.2$Linux_X86_64 LibreOffice_project/10m0$Build-2</meta:generator>
  </office:meta>
</office:document-meta>
</file>